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3" svg:font-family="'Liberation Serif'" style:font-adornments="Bold Italic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308166"/>
    </style:style>
    <style:style style:name="P2" style:family="paragraph" style:parent-style-name="Footer">
      <style:paragraph-properties fo:text-align="center" style:justify-single-word="false"/>
      <style:text-properties officeooo:paragraph-rsid="003b28a0"/>
    </style:style>
    <style:style style:name="P3" style:family="paragraph" style:parent-style-name="Title">
      <style:text-properties officeooo:rsid="0046bd73" officeooo:paragraph-rsid="0046bd73"/>
    </style:style>
    <style:style style:name="P4" style:family="paragraph" style:parent-style-name="Text_20_body">
      <style:text-properties officeooo:rsid="0046bd73" officeooo:paragraph-rsid="0046bd73"/>
    </style:style>
    <style:style style:name="P5" style:family="paragraph" style:parent-style-name="Text_20_body">
      <style:text-properties fo:font-weight="bold" officeooo:rsid="0046bd73" officeooo:paragraph-rsid="0046bd73" fo:background-color="#ffff00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-sep style:width="0.009cm" style:color="#000000" style:height="100%" style:style="dotte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uerpo">
        <text:section text:style-name="Sect1" text:name="contenidoizquierdo">
          <text:p text:style-name="P3">Exiftool tags</text:p>
          <text:section text:style-name="Sect2" text:name="Sección1">
            <text:p text:style-name="P4"/>
            <text:p text:style-name="P4">ExifToolVersion</text:p>
            <text:p text:style-name="P4">FileName</text:p>
            <text:p text:style-name="P4">Directory</text:p>
            <text:p text:style-name="P4">FileSize</text:p>
            <text:p text:style-name="P4">FileModifyDate</text:p>
            <text:p text:style-name="P4">FileAccessDate</text:p>
            <text:p text:style-name="P4">FileInodeChangeDate</text:p>
            <text:p text:style-name="P4">FilePermissions</text:p>
            <text:p text:style-name="P4">FileType</text:p>
            <text:p text:style-name="P4">MIMEType</text:p>
            <text:p text:style-name="P4">ExifByteOrder</text:p>
            <text:p text:style-name="P4">ImageDescription</text:p>
            <text:p text:style-name="P4">Make</text:p>
            <text:p text:style-name="P4">Model</text:p>
            <text:p text:style-name="P4">Orientation</text:p>
            <text:p text:style-name="P4">XResolution</text:p>
            <text:p text:style-name="P4">YResolution</text:p>
            <text:p text:style-name="P4">ResolutionUnit</text:p>
            <text:p text:style-name="P4">Software</text:p>
            <text:p text:style-name="P4">ModifyDate</text:p>
            <text:p text:style-name="P4">YCbCrPositioning</text:p>
            <text:p text:style-name="P4">ExposureTime</text:p>
            <text:p text:style-name="P4">FNumber</text:p>
            <text:p text:style-name="P4">ExposureProgram</text:p>
            <text:p text:style-name="P4">ISO</text:p>
            <text:p text:style-name="P4">SensitivityType</text:p>
            <text:p text:style-name="P4">RecommendedExposureIndex</text:p>
            <text:p text:style-name="P4">ExifVersion</text:p>
            <text:p text:style-name="P5">DateTimeOriginal</text:p>
            <text:p text:style-name="P4">CreateDate</text:p>
            <text:p text:style-name="P4">ComponentsConfiguration</text:p>
            <text:p text:style-name="P4">CompressedBitsPerPixel</text:p>
            <text:p text:style-name="P4">BrightnessValue</text:p>
            <text:p text:style-name="P4">ExposureCompensation</text:p>
            <text:p text:style-name="P4">MaxApertureValue</text:p>
            <text:p text:style-name="P4">MeteringMode</text:p>
            <text:p text:style-name="P4">LightSource</text:p>
            <text:p text:style-name="P4">Flash</text:p>
            <text:p text:style-name="P4">FocalLength</text:p>
            <text:p text:style-name="P4">Rating</text:p>
            <text:p text:style-name="P4">Brightness</text:p>
            <text:p text:style-name="P4">LongExposureNoiseReduction</text:p>
            <text:p text:style-name="P4">HighISONoiseReduction</text:p>
            <text:p text:style-name="P4">HDR</text:p>
            <text:p text:style-name="P4">WBShiftAB_GM</text:p>
            <text:p text:style-name="P4">FaceInfoOffset</text:p>
            <text:p text:style-name="P4">SonyDateTime</text:p>
            <text:p text:style-name="P4">SonyImageWidth</text:p>
            <text:p text:style-name="P4">FacesDetected</text:p>
            <text:p text:style-name="P4">FaceInfoLength</text:p>
            <text:p text:style-name="P4">MetaVersion</text:p>
            <text:p text:style-name="P4">CreativeStyle</text:p>
            <text:p text:style-name="P4">ColorTemperature</text:p>
            <text:p text:style-name="P4">ColorCompensationFilter</text:p>
            <text:p text:style-name="P4">SceneMode</text:p>
            <text:p text:style-name="P4">ZoneMatching</text:p>
            <text:p text:style-name="P4">DynamicRangeOptimizer</text:p>
            <text:p text:style-name="P4">ImageStabilization</text:p>
            <text:p text:style-name="P4">ColorMode</text:p>
            <text:p text:style-name="P4">FullImageSize</text:p>
            <text:p text:style-name="P4">PreviewImageSize</text:p>
            <text:p text:style-name="P4">FileFormat</text:p>
            <text:p text:style-name="P4">Quality</text:p>
            <text:p text:style-name="P4">FlashExposureComp</text:p>
            <text:p text:style-name="P4">WhiteBalanceFineTune</text:p>
            <text:p text:style-name="P4">SonyModelID</text:p>
            <text:p text:style-name="P4">MultiFrameNoiseReduction</text:p>
            <text:p text:style-name="P4">PictureEffect</text:p>
            <text:p text:style-name="P4">SoftSkinEffect</text:p>
            <text:p text:style-name="P4">VignettingCorrection</text:p>
            <text:p text:style-name="P4">LateralChromaticAberration</text:p>
            <text:p text:style-name="P4">DistortionCorrection</text:p>
            <text:p text:style-name="P4">LensSpec</text:p>
            <text:p text:style-name="P4">AutoPortraitFramed</text:p>
            <text:p text:style-name="P4">Macro</text:p>
            <text:p text:style-name="P4">AFIlluminator</text:p>
            <text:p text:style-name="P4">JPEGQuality</text:p>
            <text:p text:style-name="P4">FlashLevel</text:p>
            <text:p text:style-name="P4">ReleaseMode</text:p>
            <text:p text:style-name="P4">SequenceNumber</text:p>
            <text:p text:style-name="P4">Anti-Blur</text:p>
            <text:p text:style-name="P4">FocusMode</text:p>
            <text:p text:style-name="P4">HighISONoiseReduction2</text:p>
            <text:p text:style-name="P4">IntelligentAuto</text:p>
            <text:p text:style-name="P4">WhiteBalance</text:p>
            <text:p text:style-name="P4">SequenceImageNumber</text:p>
            <text:p text:style-name="P4">SequenceFileNumber</text:p>
            <text:p text:style-name="P4">ReleaseMode2</text:p>
            <text:p text:style-name="P4">DigitalZoom</text:p>
            <text:p text:style-name="P4">ShotNumberSincePowerUp</text:p>
            <text:p text:style-name="P4">SequenceLength</text:p>
            <text:p text:style-name="P4">CameraOrientation</text:p>
            <text:p text:style-name="P4">Quality2</text:p>
            <text:p text:style-name="P4">SonyImageHeight</text:p>
            <text:p text:style-name="P4">ModelReleaseYear</text:p>
            <text:p text:style-name="P4">AmbientTemperature</text:p>
            <text:p text:style-name="P4">AFAreaMode</text:p>
            <text:p text:style-name="P4">CameraTemperature</text:p>
            <text:p text:style-name="P4">ReleaseMode3</text:p>
            <text:p text:style-name="P4">StopsAboveBaseISO</text:p>
            <text:p text:style-name="P4">HDRSetting</text:p>
            <text:p text:style-name="P4">PictureEffect2</text:p>
            <text:p text:style-name="P4">WB_RGBLevels</text:p>
            <text:p text:style-name="P4">UserComment</text:p>
            <text:p text:style-name="P4">FlashpixVersion</text:p>
            <text:p text:style-name="P4">ColorSpace</text:p>
            <text:p text:style-name="P4">ExifImageWidth</text:p>
            <text:p text:style-name="P4">ExifImageHeight</text:p>
            <text:p text:style-name="P4">InteropIndex</text:p>
            <text:p text:style-name="P4">InteropVersion</text:p>
            <text:p text:style-name="P4">FileSource</text:p>
            <text:p text:style-name="P4">SceneType</text:p>
            <text:p text:style-name="P4">CustomRendered</text:p>
            <text:p text:style-name="P4">ExposureMode</text:p>
            <text:p text:style-name="P4">DigitalZoomRatio</text:p>
            <text:p text:style-name="P4">FocalLengthIn35mmFormat</text:p>
            <text:p text:style-name="P4">SceneCaptureType</text:p>
            <text:p text:style-name="P4">Contrast</text:p>
            <text:p text:style-name="P4">Saturation</text:p>
            <text:p text:style-name="P4">Sharpness</text:p>
            <text:p text:style-name="P4">LensInfo</text:p>
            <text:p text:style-name="P4">PrintIMVersion</text:p>
            <text:p text:style-name="P4">Compression</text:p>
            <text:p text:style-name="P4">ThumbnailOffset</text:p>
            <text:p text:style-name="P4">ThumbnailLength</text:p>
            <text:p text:style-name="P4">MPFVersion</text:p>
            <text:p text:style-name="P4">NumberOfImages</text:p>
            <text:p text:style-name="P4">MPImageFlags</text:p>
            <text:p text:style-name="P4">MPImageFormat</text:p>
            <text:p text:style-name="P4">MPImageType</text:p>
            <text:p text:style-name="P4">MPImageLength</text:p>
            <text:p text:style-name="P4">MPImageStart</text:p>
            <text:p text:style-name="P4">DependentImage1EntryNumber</text:p>
            <text:p text:style-name="P4">DependentImage2EntryNumber</text:p>
            <text:p text:style-name="P4">ImageWidth</text:p>
            <text:p text:style-name="P4">ImageHeight</text:p>
            <text:p text:style-name="P4">EncodingProcess</text:p>
            <text:p text:style-name="P4">BitsPerSample</text:p>
            <text:p text:style-name="P4">ColorComponents</text:p>
            <text:p text:style-name="P4">YCbCrSubSampling</text:p>
            <text:p text:style-name="P4">Aperture</text:p>
            <text:p text:style-name="P4">BlueBalance</text:p>
            <text:p text:style-name="P4">ImageSize</text:p>
            <text:p text:style-name="P4">PreviewImage</text:p>
            <text:p text:style-name="P4">RedBalance</text:p>
            <text:p text:style-name="P4">ScaleFactor35efl</text:p>
            <text:p text:style-name="P4">ShutterSpeed</text:p>
            <text:p text:style-name="P4">ThumbnailImage</text:p>
            <text:p text:style-name="P4">CircleOfConfusion</text:p>
            <text:p text:style-name="P4"><text:soft-page-break/>FOV</text:p>
            <text:p text:style-name="P4">FocalLength35efl</text:p>
            <text:p text:style-name="P4">HyperfocalDistance</text:p>
            <text:p text:style-name="P4">LightValue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3" svg:font-family="'Liberation Serif'" style:font-adornments="Bold Italic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fo:margin-top="0cm" fo:margin-bottom="0.101cm" loext:contextual-spacing="false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style-name="Bold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fo:text-align="justify" style:justify-single-word="false" style:page-number="auto"/>
      <style:text-properties style:font-name="Liberation Serif2" fo:font-family="'Liberation Serif'" style:font-style-name="Regular" style:font-family-generic="roman" style:font-pitch="variable" fo:font-size="13pt" fo:language="es" fo:country="ES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loext:graphic-properties draw:fill="solid" draw:fill-color="#ffcc00" draw:opacity="100%"/>
      <style:paragraph-properties fo:margin-left="0cm" fo:margin-right="0cm" fo:margin-top="0cm" fo:margin-bottom="0.499cm" loext:contextual-spacing="false" fo:text-align="center" style:justify-single-word="false" fo:text-indent="0cm" style:auto-text-indent="false" style:page-number="auto" fo:background-color="#ffcc00" fo:padding="0.049cm" fo:border="0.06pt solid #000000" style:shadow="none">
        <style:tab-stops/>
      </style:paragraph-properties>
      <style:text-properties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01cm" loext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22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1" fo:font-family="'Liberation Serif'" style:font-style-name="Bold" style:font-family-generic="roman" style:font-pitch="variable" fo:font-size="20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>
        <style:tab-stops/>
      </style:paragraph-properties>
      <style:text-properties fo:color="#000000" style:font-name="Liberation Serif1" fo:font-family="'Liberation Serif'" style:font-style-name="Bold" style:font-family-generic="roman" style:font-pitch="variable" fo:font-size="18pt" fo:font-weight="bold" style:font-size-asian="14pt" style:font-weight-asian="bold" style:font-size-complex="14pt" style:font-weight-complex="normal"/>
    </style:style>
    <style:style style:name="Footer" style:family="paragraph" style:parent-style-name="Standard" style:class="extra" style:master-page-name="">
      <style:paragraph-properties style:page-number="auto" style:shadow="non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style:font-name="Liberation Serif2" fo:font-family="'Liberation Serif'" style:font-style-name="Regular" style:font-family-generic="roman" style:font-pitch="variable" fo:font-size="11pt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margin-left="0.101cm" fo:margin-right="0cm" fo:text-indent="0cm" style:auto-text-indent="false" style:page-number="auto" text:number-lines="false" text:line-number="0"/>
      <style:text-properties style:font-name="Liberation Serif2" fo:font-family="'Liberation Serif'" style:font-style-name="Regular" style:font-family-generic="roman" style:font-pitch="variable" fo:font-size="12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padding="0cm" fo:border="none" style:shadow="none" text:number-lines="false" text:line-number="0">
        <style:tab-stops/>
      </style:paragraph-properties>
      <style:text-properties fo:font-weight="normal" style:font-size-asian="10.5pt" style:font-weight-asian="bold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6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eeeeee" draw:opacity="100%"/>
      <style:paragraph-properties fo:margin-top="0cm" fo:margin-bottom="0.101cm" loext:contextual-spacing="true" style:page-number="auto" fo:background-color="#eeeeee" fo:padding="0.049cm" fo:border="0.06pt solid #000000" style:shadow="none">
        <style:tab-stops/>
      </style:paragraph-properties>
      <style:text-properties style:font-name="Liberation Serif2" fo:font-family="'Liberation Serif'" style:font-style-name="Regular" style:font-family-generic="roman" style:font-pitch="variable" fo:font-size="11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85%" style:font-weight-asian="bold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Liberation Serif3" fo:font-family="'Liberation Serif'" style:font-style-name="Bold Italic" style:font-family-generic="roman" style:font-pitch="variable" fo:font-size="12pt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style:font-name="Liberation Serif1" fo:font-family="'Liberation Serif'" style:font-style-name="Bold" style:font-family-generic="roman" style:font-pitch="variable" fo:font-size="80%" fo:font-weight="bold" style:font-size-asian="80%" style:font-weight-asian="bold" style:font-size-complex="80%" style:font-weight-complex="normal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Liberation Serif1" fo:font-family="'Liberation Serif'" style:font-style-name="Bold" style:font-family-generic="roman" style:font-pitch="variable" fo:font-size="75%" fo:font-weight="bold" style:font-size-asian="75%" style:font-weight-asian="bold" style:font-size-complex="75%" style:font-weight-complex="normal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style:font-name="Liberation Serif1" fo:font-family="'Liberation Serif'" style:font-style-name="Bold" style:font-family-generic="roman" style:font-pitch="variable" fo:font-size="75%" fo:font-weight="bold" style:font-size-asian="75%" style:font-weight-asian="bold" style:font-size-complex="75%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fo:margin-top="0.101cm" fo:margin-bottom="0.101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08166"/>
    </style:style>
    <style:style style:name="MP2" style:family="paragraph" style:parent-style-name="Footer">
      <style:paragraph-properties fo:text-align="center" style:justify-single-word="false"/>
      <style:text-properties officeooo:paragraph-rsid="003b28a0"/>
    </style:style>
    <style:page-layout style:name="Mpm1" style:page-usage="mirrored">
      <style:page-layout-properties fo:page-width="21.001cm" fo:page-height="29.7cm" style:num-format="1" style:print-orientation="portrait" fo:margin-top="0.42cm" fo:margin-bottom="0.42cm" fo:margin-left="0.96cm" fo:margin-right="0.4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42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7">
      <number:year number:style="long"/>
      <number:text>-</number:text>
      <number:month number:style="long"/>
      <number:text>-</number:text>
      <number:day number:style="long"/>
      <number:text>[</number:text>
      <number:hours number:style="long"/>
      <number:text>:</number:text>
      <number:minutes number:style="long"/>
      <number:text>:</number:text>
      <number:seconds number:style="long"/>
      <number:text>]</number:text>
    </number:date-style>
  </office:automatic-styles>
  <office:master-styles>
    <style:master-page style:name="Standard" style:page-layout-name="Mpm1">
      <style:footer>
        <text:p text:style-name="MP1"><text:page-number text:select-page="current">3</text:page-number>:<text:page-count>2</text:page-count> </text:p>
      </style:footer>
      <style:footer-first>
        <text:p text:style-name="MP2"><text:file-name text:display="name"/> ~ v<text:editing-cycles>2</text:editing-cycles> ~ <text:time style:data-style-name="N107" text:time-value="2017-04-20T17:25:59.632607619">2017-04-20[17:26:00]</text:time></text:p>
      </style:footer-first>
      <style:footer-left>
        <text:p text:style-name="Footer"><text:page-number text:select-page="current">2</text:page-number>:<text:page-count>2</text:page-count></text:p>
      </style:footer-left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0:46:14.002352892</meta:creation-date>
    <dc:title>learning</dc:title>
    <meta:editing-duration>PT6H29M45S</meta:editing-duration>
    <meta:editing-cycles>2</meta:editing-cycles>
    <meta:generator>LibreOffice/5.1.6.2$Linux_x86 LibreOffice_project/10m0$Build-2</meta:generator>
    <dc:date>2017-04-20T17:25:59.532574328</dc:date>
    <meta:document-statistic meta:table-count="0" meta:image-count="0" meta:object-count="0" meta:page-count="2" meta:paragraph-count="157" meta:word-count="161" meta:character-count="2094" meta:non-whitespace-character-count="2088"/>
  </office:meta>
</office:document-meta>
</file>